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réponse qui me parvient est anormalement... normale. Je dois avouer que j'aurais imaginé une voix un peu plus imposante de la part d'une entité aussi méphistophélique. Et je n'ai pas vu l'ombre d'un orifice s'ouvrir sur la créature pour libérer cette phrase. Et aussi, je suis à peu près certaine que le son ne provenait pas de sa direction. Et, maintenant que vous le dites, elle ne répondait absolument pas à ma question. Après réflexion, il est envisageable que son auteur ne soit pas mon apocalyptique adversaire. Mais alors, qui ? Une bien étrange énigme que je parviens contre toute attente à résoudre en tournant mon regard d'un quart de tour sur la droite. Oh. Alors je n'étais en réalité pas seule dans ce cimetière ? Première nouvelle.</text:p>
      <text:p text:style-name="Standard"/>
      <text:p text:style-name="Standard">Concentration, Charlie.</text:p>
      <text:p text:style-name="Standard"/>
      <text:p text:style-name="Standard">Le nouvel -l'est-il vraiment?- arrivant est lui aussi aux prises avec ce me semble être une pierre tombale et autres funestes éléments de décor qui ont eu l'idée saugrenue de s'animer. Tout en geignant intérieurement à cause de la douleur qui me lance le pied suite à mon attaque fortuite, celle de ma cicatrice que le monstre a réveillée par je ne sais quelle magie et celle de mon bas-ventre qui a fait la malencontreuse rencontre d'un énorme bloc de pierre -oui, cet affrontement se présente sous les meilleurs augures, je sais-, je prends un instant pour l'examiner. Un sourire ironique traverse mon visage alors que je me fais la réflexion qu'il est à peu de choses près mon exact opposé : aussi droit et austère que je suis tordue et inappropriée. Il a enfilé un masque aussi blanc que le mien est noir et il a l'air d'autant savoir ce qu'il fait que je ne suis en train de me battre avec mon propre corps.</text:p>
      <text:p text:style-name="Standard"/>
      <text:p text:style-name="Standard">En parlant de se battre, il ne faudrait pas que j'oublie que je suis déjà [i]légèrement[/i] occupée, et mon instant de déconcentration me vaut de voir une nouvelle salve d'ennemis s'abattre sur moi. J'attrape une pierre tombale au vol et la renvoie dans ses vingt-deux, emportant au passage quelques cadres et objets qui se ruaient sur moi. Bon. Il est temps de faire le ménage. Profitant d'un court instant de répit, j'enfile à mon tour mon masque. Voyons voir si les pouvoirs terrifiants que je suis capable d'en tirer seront capables de me tirer de ce mauvais pas. Concentrant absolument toute la force spirituelle dont je dispose, je pose mon regard sur la monstruosité qui entre temps s'est approchée de moi, visiblement vexée par ma provocation.</text:p>
      <text:p text:style-name="Standard"/>
      <text:p text:style-name="Standard">A ton avis, je peux être plus effrayante que toi ?</text:p>
      <text:p text:style-name="Standard"/>
      <text:p text:style-name="Standard">-Bouh !</text:p>
      <text:p text:style-name="Standard"/>
      <text:p text:style-name="Standard">Bien évidemment que non. Absolument rien ne se passe. Pourtant je sais que ma technique a fait effet. Je ressens la présence éthérée dans mon dos. Le froid. Ce frisson glacé qui saisit mon échine. Pour autant, le Macabre ne trésaille même pas. Suis-je vraiment surprise ? Cette chose n'éprouve certainement pas le moindre sentiment. Peut-être, au mieux, de la rage. Si, comme mon imagination me le suggérait, j'ai en face de moi l'incarnation de la mort, qu'est-ce que j'espérais vraiment ? Dis-moi, de quoi peut bien avoir peur la mort ?</text:p>
      <text:p text:style-name="Standard"/>
      <text:p text:style-name="Standard">-Hey t'as vu on est copains de masque !</text:p>
      <text:p text:style-name="Standard"/>
      <text:p text:style-name="Standard">Concentration, Charlie.</text:p>
      <text:p text:style-name="Standard"/>
      <text:p text:style-name="Standard">Aujourd'hui sera peut-être le jour où je vais enfin comprendre pourquoi on m'a déjà reproché à maintes reprises mon incapacité à saisir le sérieux des situations dans lesquelles je me trou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09T19:54:06.80</meta:creation-date>
    <dc:date>2022-11-10T00:32:29.09</dc:date>
    <meta:editing-duration>PT4H36M35S</meta:editing-duration>
    <meta:editing-cycles>216</meta:editing-cycles>
    <meta:generator>OpenOffice/4.1.13$Win32 OpenOffice.org_project/4113m1$Build-9810</meta:generator>
    <meta:document-statistic meta:table-count="0" meta:image-count="0" meta:object-count="0" meta:page-count="1" meta:paragraph-count="10" meta:word-count="570" meta:character-count="3283"/>
  </office:meta>
</office:document-meta>
</file>